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auto-grow-height="false" fo:min-height="1.021cm" fo:min-width="0.94cm" fo:wrap-option="wrap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Image 1" draw:style-name="gr1" draw:text-style-name="P1" draw:layer="layout" svg:width="3.81cm" svg:height="3.81cm" svg:x="4.445cm" svg:y="2.54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23:40:48.664998654</meta:creation-date>
    <dc:date>2024-02-11T23:42:20.624480822</dc:date>
    <meta:editing-duration>PT1M35S</meta:editing-duration>
    <meta:editing-cycles>1</meta:editing-cycles>
    <meta:document-statistic meta:object-count="24"/>
    <meta:generator>LibreOfficeDev/24.8.0.0.alpha0$Linux_X86_64 LibreOffice_project/e7ccfedafabd0faf1f665ff5d24565830bede21b</meta:generator>
  </office:meta>
</office:document-meta>
</file>